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9547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Text_20_body">
      <style:text-properties fo:language="bg" fo:country="BG"/>
    </style:style>
    <style:style style:name="P4" style:family="paragraph" style:parent-style-name="Text_20_body">
      <style:text-properties officeooo:paragraph-rsid="001c9547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language="bg" fo:country="BG"/>
    </style:style>
    <style:style style:name="T4" style:family="text">
      <style:text-properties officeooo:rsid="001c9547"/>
    </style:style>
    <style:style style:name="T5" style:family="text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r Input</text:h>
      <text:p text:style-name="Horizontal_20_Line"/>
      <text:h text:style-name="P1" text:outline-level="2">User Input <text:span text:style-name="T4">- </text:span><text:span text:style-name="T3">въвеждане от потребителя</text:span></text:h>
      <text:p text:style-name="P3">Python позволява въвеждане от потребителя.</text:p>
      <text:p text:style-name="P3">Това означава, че можем да помолим потребителя за въвеждане.</text:p>
      <text:p text:style-name="P3">Методът <text:span text:style-name="T4">се различава</text:span> в Python 3.6 от Python 2.7.</text:p>
      <text:p text:style-name="Text_20_body">Python 3.6 <text:span text:style-name="T4">ползва методът</text:span> <text:span text:style-name="Source_20_Text">input()</text:span>.</text:p>
      <text:p text:style-name="P4">Python 2.7 <text:span text:style-name="T4">ползва методът</text:span> <text:span text:style-name="Source_20_Text">raw_input()</text:span>. </text:p>
      <text:p text:style-name="P3">Следният пример изисква потребителско име и когато въведете потребителското име, то се отпечатва на екрана:</text:p>
      <text:h text:style-name="Heading_20_3" text:outline-level="3">Python 3.6</text:h>
      <text:p text:style-name="P2">username = <text:span text:style-name="T1">input</text:span>(<text:span text:style-name="T2">"Enter username:"</text:span>)<text:line-break/><text:span text:style-name="T1">print</text:span>(<text:span text:style-name="T2">"Username is: "</text:span> + username)</text:p>
      <text:h text:style-name="Heading_20_3" text:outline-level="3">Python 2.7</text:h>
      <text:p text:style-name="P2">username = raw_input(<text:span text:style-name="T2">"Enter username:"</text:span>)<text:line-break/><text:span text:style-name="T1">print</text:span>(<text:span text:style-name="T2">"Username is: "</text:span> + username)</text:p>
      <text:p text:style-name="P3">Python спира да се изпълнява, когато се стигне до функцията <text:span text:style-name="T5">input()</text:span> и продължава, когато потребителят <text:span text:style-name="T4">въведе нещо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0:47:05.530137712</meta:creation-date>
    <dc:date>2023-02-07T00:57:56.905173130</dc:date>
    <meta:editing-duration>PT10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95" meta:character-count="653" meta:non-whitespace-character-count="570"/>
  </office:meta>
</office:document-meta>
</file>